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alClass.so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maticMockMakerTest.test_normal_mock_uses_given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grammaticMockMakerTest.test_custom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WithFinalMethod.fi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maticMockMakerTest.test_smart_nulls_inherit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grammaticMockMakerTest.test_exception_when_mock_maker_cannot_be_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ainer.fina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FinalMethod.finalMethodCallingNon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grammaticMockMakerTest.test_deep_stups_inherit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ainer.classWithFi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maticMockMakerTest.test_returned_mocks_inherit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ainer.sub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maticMockMakerTest.test_mockability_check_uses_given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WithFinalMethod.non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